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、なんですか！　メイドだからってヘンな目で
見るのやめてください！</text:p>
          </table:table-cell>
          <table:table-cell table:style-name="ce0"/>
          <table:table-cell table:style-name="ce0"/>
          <table:table-cell table:style-name="ce0" office:value-type="string">
            <text:p>Wh-What is it?! Just because I'm a maid,
it doesn't mean you can stare at me!</text:p>
          </table:table-cell>
          <table:table-cell table:number-columns-repeated="1020"/>
        </table:table-row>
        <table:table-row>
          <table:table-cell table:style-name="ce0" office:value-type="string">
            <text:p>いえ、その・・・絶対見るなってことじゃなくて、
ふ、普通に見るだけなら・・・というか、あの・・・
まあ、ちょっとくらいなら下心があってもいいかな
っていうか・・・////</text:p>
          </table:table-cell>
          <table:table-cell table:style-name="ce0"/>
          <table:table-cell table:style-name="ce0"/>
          <table:table-cell table:style-name="ce0" office:value-type="string">
            <text:p>Well, I mean... I'm not saying you absolutely
can't look—you can look a normal amount...
that is, um... I don't mind if you have just a
tiny bit of an ulterior motive... ////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・・・く・・・ぅ・・・あ、せ、せんぱい・・・っ」</text:p>
          </table:table-cell>
          <table:table-cell table:style-name="ce0"/>
          <table:table-cell table:style-name="ce0"/>
          <table:table-cell table:style-name="ce0" office:value-type="string">
            <text:p>Rookie Maid
“Ah... gh... ooh... ah, s-senpai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、どうしたの？　ちゃんとお仕事に集中
　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What is it? Pay attention to your duties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すみませんっ　お、お手洗いに行かせて
　くだ・・・さいっ！」</text:p>
          </table:table-cell>
          <table:table-cell table:style-name="ce0"/>
          <table:table-cell table:style-name="ce0"/>
          <table:table-cell table:style-name="ce0" office:value-type="string">
            <text:p>Rookie Maid
“I'm sorry... p-please let me visit the...
restroom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だめよ！　王宮に仕えるメイドなら、それくらい
　我慢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Absolutely not! As a servant of the royal
palace, you will show some patience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！　でも、わ、わたし・・・もう・・・っ」</text:p>
          </table:table-cell>
          <table:table-cell table:style-name="ce0"/>
          <table:table-cell table:style-name="ce0"/>
          <table:table-cell table:style-name="ce0" office:value-type="string">
            <text:p>Rookie Maid
“That's horrible! I-I'm... about to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ほんとに・・・がまんが・・・っ、ぁ、あ・・・っ！」</text:p>
          </table:table-cell>
          <table:table-cell table:style-name="ce0"/>
          <table:table-cell table:style-name="ce0"/>
          <table:table-cell table:style-name="ce0" office:value-type="string">
            <text:p>Rookie Maid
“Oh, gosh, I... I really can't... ah, aah...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っ、もうだめっ！！　す、すぐに戻り
　ますぅっ！」</text:p>
          </table:table-cell>
          <table:table-cell table:style-name="ce0"/>
          <table:table-cell table:style-name="ce0"/>
          <table:table-cell table:style-name="ce0" office:value-type="string">
            <text:p>Rookie Maid
“Nooo, I can't hold it!! I-I'll be right back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！　こら！！　待ちなさい！！　（ここで
　逃がしてなるものかぁっ！！）」</text:p>
          </table:table-cell>
          <table:table-cell table:style-name="ce0"/>
          <table:table-cell table:style-name="ce0"/>
          <table:table-cell table:style-name="ce0" office:value-type="string">
            <text:p>Experienced Maid
“Ah! Hold it right there!! (I ain't about to
let ya slip away!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あんなに太ももをすり合わせちゃって♪
　もう限界が近いのね♪）」</text:p>
          </table:table-cell>
          <table:table-cell table:style-name="ce0"/>
          <table:table-cell table:style-name="ce0"/>
          <table:table-cell table:style-name="ce0" office:value-type="string">
            <text:p>Experienced Maid
“(Rubbing your thighs together like that... ♪
You must be about ready to lose it! ♪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